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cm" fo:margin-right="0cm" fo:margin-top="0cm" fo:margin-bottom="0.199cm" style:contextual-spacing="false" fo:line-height="115%" fo:text-align="start" style:justify-single-word="false" fo:text-indent="0cm" style:auto-text-indent="false" style:page-number="auto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margin-left="0cm" fo:margin-right="0cm" fo:margin-top="0cm" fo:margin-bottom="0.199cm" style:contextual-spacing="false" fo:line-height="115%" fo:text-align="start" style:justify-single-word="false" fo:text-indent="0cm" style:auto-text-indent="false" fo:break-before="auto" fo:break-after="auto" style:writing-mode="lr-tb"/>
      <style:text-properties fo:font-size="12pt" fo:font-style="italic" style:font-size-asian="12pt" style:font-style-asian="italic" style:font-size-complex="12pt" style:font-style-complex="italic"/>
    </style:style>
    <style:style style:name="P3" style:family="paragraph" style:parent-style-name="Standard">
      <style:paragraph-properties fo:margin-left="0cm" fo:margin-right="0cm" fo:margin-top="0cm" fo:margin-bottom="0.199cm" style:contextual-spacing="false" fo:line-height="115%" fo:text-align="start" style:justify-single-word="false" fo:text-indent="0cm" style:auto-text-indent="false" fo:break-before="auto" fo:break-after="auto" style:writing-mode="lr-tb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margin-top="0cm" fo:margin-bottom="0.199cm" style:contextual-spacing="false" fo:line-height="115%" fo:text-align="start" style:justify-single-word="false" fo:text-indent="0cm" style:auto-text-indent="false" fo:break-before="auto" fo:break-after="auto" style:writing-mode="lr-tb"/>
      <style:text-properties fo:font-size="12pt" officeooo:paragraph-rsid="0001c4ac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.199cm" style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0cm" fo:margin-right="0cm" fo:margin-top="0cm" fo:margin-bottom="0.199cm" style:contextual-spacing="false" fo:line-height="115%" fo:text-align="start" style:justify-single-word="false" fo:text-indent="0cm" style:auto-text-indent="false" fo:break-before="auto" fo:break-after="auto" style:writing-mode="lr-tb"/>
      <style:text-properties officeooo:paragraph-rsid="0001c4ac"/>
    </style:style>
    <style:style style:name="P7" style:family="paragraph" style:parent-style-name="Standard">
      <style:paragraph-properties fo:margin-left="0cm" fo:margin-right="0cm" fo:margin-top="0cm" fo:margin-bottom="0.199cm" style:contextual-spacing="false" fo:line-height="115%" fo:text-align="start" style:justify-single-word="false" fo:text-indent="0cm" style:auto-text-indent="false" style:writing-mode="lr-tb"/>
    </style:style>
    <style:style style:name="P8" style:family="paragraph" style:parent-style-name="Standard">
      <style:paragraph-properties fo:margin-left="0cm" fo:margin-right="0cm" fo:margin-top="0cm" fo:margin-bottom="0.199cm" style:contextual-spacing="false" fo:line-height="115%" fo:text-align="start" style:justify-single-word="false" fo:text-indent="0cm" style:auto-text-indent="false" style:writing-mode="lr-tb"/>
      <style:text-properties officeooo:paragraph-rsid="0001c4ac"/>
    </style:style>
    <style:style style:name="P9" style:family="paragraph" style:parent-style-name="Standard">
      <style:paragraph-properties fo:margin-left="0cm" fo:margin-right="0cm" fo:margin-top="0cm" fo:margin-bottom="0.199cm" style:contextual-spacing="false" fo:line-height="115%" fo:text-align="start" style:justify-single-word="false" fo:text-indent="0cm" style:auto-text-indent="false" style:writing-mode="lr-tb"/>
      <style:text-properties fo:font-size="12pt" fo:font-style="italic" style:font-size-asian="12pt" style:font-style-asian="italic" style:font-size-complex="12pt" style:font-style-complex="italic"/>
    </style:style>
    <style:style style:name="P10" style:family="paragraph" style:parent-style-name="Standard">
      <style:paragraph-properties fo:margin-top="0cm" fo:margin-bottom="0.199cm" style:contextual-spacing="false" fo:line-height="115%" fo:break-before="auto" fo:break-after="auto" style:writing-mode="lr-tb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Courier New"/>
    </style:style>
    <style:style style:name="T3" style:family="text">
      <style:text-properties style:text-position="super 58%" style:font-name="Courier New" fo:font-style="normal" style:font-style-asian="normal" style:font-style-complex="normal"/>
    </style:style>
    <style:style style:name="T4" style:family="text">
      <style:text-properties officeooo:rsid="0001c4ac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2pt" fo:font-style="italic" officeooo:rsid="000516b1" style:font-size-asian="12pt" style:font-style-asian="italic" style:font-size-complex="12pt" style:font-style-complex="italic"/>
    </style:style>
    <style:style style:name="T7" style:family="text">
      <style:text-properties fo:font-size="12pt" fo:font-style="italic" officeooo:rsid="0001c4ac" style:font-size-asian="12pt" style:font-style-asian="italic" style:font-size-complex="12pt" style:font-style-complex="italic"/>
    </style:style>
    <style:style style:name="T8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0" style:family="text">
      <style:text-properties fo:font-size="12pt" fo:font-style="italic" fo:font-weight="bold" officeooo:rsid="0001c4ac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style:font-name="Courier New"/>
    </style:style>
    <style:style style:name="T12" style:family="text">
      <style:text-properties style:font-name="Courier New" fo:background-color="#ffffff" loext:char-shading-value="0" style:font-name-asian="Verdana" style:font-name-complex="Verdana"/>
    </style:style>
    <style:style style:name="T13" style:family="text">
      <style:text-properties style:font-name="Courier New" fo:font-style="normal" style:font-style-asian="normal" style:font-style-complex="normal"/>
    </style:style>
    <style:style style:name="T14" style:family="text">
      <style:text-properties style:font-name="Courier New" fo:font-size="12pt" fo:font-style="italic" style:font-size-asian="12pt" style:font-style-asian="italic" style:font-size-complex="12pt" style:font-style-complex="italic"/>
    </style:style>
    <style:style style:name="T15" style:family="text">
      <style:text-properties style:font-name="Courier New" fo:font-size="12pt" fo:font-style="italic" officeooo:rsid="0001c4ac" style:font-size-asian="12pt" style:font-style-asian="italic" style:font-size-complex="12pt" style:font-style-complex="italic"/>
    </style:style>
    <style:style style:name="T16" style:family="text">
      <style:text-properties style:font-name="Arial" fo:font-size="12pt" fo:font-style="italic" style:font-size-asian="12pt" style:font-style-asian="italic" style:font-size-complex="12pt" style:font-style-complex="italic"/>
    </style:style>
    <style:style style:name="T17" style:family="text">
      <style:text-properties style:text-position="super 72%" style:font-name="Courier New" fo:background-color="#ffffff" loext:char-shading-value="0" style:font-name-asian="Verdana" style:font-name-complex="Verdana"/>
    </style:style>
    <style:style style:name="T18" style:family="text">
      <style:text-properties officeooo:rsid="000516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bonacci</text:p>
      <text:p text:style-name="P2">0, 1, 1, 2, 3, 5, 8, 13, 21, 34, ...</text:p>
      <text:p text:style-name="P4"/>
      <text:p text:style-name="P8"><text:span text:style-name="T5">1</text:span><text:span text:style-name="T6">a</text:span><text:span text:style-name="T5">) Programme Fibonacci, </text:span><text:span text:style-name="T9">recursively</text:span><text:span text:style-name="T5">, in the language of your choice. </text:span><text:span text:style-name="T7">For any number </text:span><text:span text:style-name="T10">n</text:span><text:span text:style-name="T7"> read from the standard input, y</text:span><text:span text:style-name="T5">our program should </text:span><text:span text:style-name="T7">print </text:span><text:span text:style-name="T5">the </text:span><text:span text:style-name="T9">nth</text:span><text:span text:style-name="T5"> Fibonacci number </text:span><text:span text:style-name="T7">on the standard output</text:span><text:span text:style-name="T5">. Note: </text:span><text:span text:style-name="T14">Fib(0) = 0</text:span><text:span text:style-name="T16"> </text:span><text:span text:style-name="T7">and </text:span><text:span text:style-name="T15">Fib(1) = 1</text:span><text:span text:style-name="T7">.</text:span></text:p>
      <text:p text:style-name="P7">- What is the time complexity?</text:p>
      <text:p text:style-name="P5">- What is the space complexity?</text:p>
      <text:p text:style-name="P5">- Have you tested it?</text:p>
      <text:p text:style-name="P5">- Can you break it?</text:p>
      <text:p text:style-name="P5">- Estimate how many digits there are in the nth number (in binary or decimal).</text:p>
      <text:p text:style-name="P5">- How quickly does the fibonacci number grow with n? <text:s/>How tight can you get the bound?</text:p>
      <text:p text:style-name="P5">- How big can you make n when the return type is a signed 32bit int?</text:p>
      <text:p text:style-name="P10">- Why did you choose those data types for the argument and return value? Did it occur to you to think about the types before answering the question?</text:p>
      <text:p text:style-name="P10">- What are the consequences for the complexities if you change the data types?</text:p>
      <text:p text:style-name="P5">- What happens if n is negative?</text:p>
      <text:p text:style-name="P7"/>
      <text:p text:style-name="P3"><text:span text:style-name="T18">1b) </text:span>Fix your code to <text:span text:style-name="T4">perform</text:span> error checking (fail on negative or too large).</text:p>
      <text:p text:style-name="P5">- If your language has big ints, <text:span text:style-name="T4">set this as t</text:span>he return type. <text:span text:style-name="T4">Check what's the biggest n for which your program produces the right answer. </text:span>How do big ints change the complexity?</text:p>
      <text:p text:style-name="P7"/>
      <text:p text:style-name="P6"><text:span text:style-name="T6">1c) </text:span><text:span text:style-name="T5">Fix your code to do negative numbers.</text:span></text:p>
      <text:p text:style-name="P8"><text:span text:style-name="T5">- </text:span>Hint: <text:span text:style-name="T11">Fib(n-2) = Fib(n) – Fib(n-1)</text:span></text:p>
      <text:p text:style-name="P8"><text:span text:style-name="T11"/></text:p>
      <text:p text:style-name="P3">2) Apply memoisation to the recursive Fibonacci.</text:p>
      <text:p text:style-name="P5">- How does this change the complexities?</text:p>
      <text:p text:style-name="P5">- What choices are there for your memo data structure? <text:s/>If the return type is just int, what then?</text:p>
      <text:p text:style-name="P7"/>
      <text:p text:style-name="P2">3) Write an iterative version of Fibonacci.</text:p>
      <text:p text:style-name="P5">- Hint: <text:span text:style-name="T11">x = y, y = x + y</text:span></text:p>
      <text:p text:style-name="P5">- What are the complexities?</text:p>
      <text:p text:style-name="P5">- Express your code as matrix and vector operations.</text:p>
      <text:p text:style-name="P7"><text:soft-page-break/></text:p>
      <text:p text:style-name="P2">4) Write a program to calculate A<text:span text:style-name="T1">n</text:span> (nth power of a square matrix) in logarithmic time.</text:p>
      <text:p text:style-name="P5">- Use this to compute Fibonacci in logarithmic time.</text:p>
      <text:p text:style-name="P5">- What is the space complexity?</text:p>
      <text:p text:style-name="P5">- If you have big ints, what are the complexities?</text:p>
      <text:p text:style-name="P5">- Home work: read about loop compaction.</text:p>
      <text:p text:style-name="P7"/>
      <text:p text:style-name="P5"><text:span text:style-name="T8">5) Prove by induction that: </text:span><text:span text:style-name="T11">Fib(n) = (((1 + </text:span><text:span text:style-name="T12">√5)/2)</text:span><text:span text:style-name="T17">n</text:span><text:span text:style-name="T12"> - </text:span><text:span text:style-name="T11">((1 - </text:span><text:span text:style-name="T12">√5)/2)</text:span><text:span text:style-name="T17">n</text:span><text:span text:style-name="T12">) / √5</text:span></text:p>
      <text:p text:style-name="P5">- Programme this (the function, not an automated proof).</text:p>
      <text:p text:style-name="P5">- What are the complexities?</text:p>
      <text:p text:style-name="P5">- How does the precision affect your answer?</text:p>
      <text:p text:style-name="P5">- Home work: how do you derive this formula?</text:p>
      <text:p text:style-name="P7"/>
      <text:p text:style-name="P9">6) Assume the result will be a 32 bit signed int. Write a program that uses precomputed values for Fibonacci.</text:p>
      <text:p text:style-name="P5">- What are the complexities?</text:p>
      <text:p text:style-name="P5">- If you use C++, use templates.</text:p>
      <text:p text:style-name="P5">- If you use Scala, use macros.</text:p>
      <text:p text:style-name="P5">- If your language sucks, learn a new one.</text:p>
      <text:p text:style-name="P7"/>
      <text:p text:style-name="P2">7) In the Tribonacci sequence, the next element is the sum of the preceding 3 elements, and the first three elements are 0,0,1. This is a third order Fibonacci sequence. For a kth order Fibonacci sequence, the first k-1 elements are 0 and the kth is 1. Each subsequent element is the sum of the previous k elements.</text:p>
      <text:p text:style-name="P5">- Write a program to give the nth element from the kth order Fibonacci sequence.</text:p>
      <text:p text:style-name="P7"/>
      <text:p text:style-name="P2">8) A number, a, is a Fibonacci number if </text:p>
      <text:p text:style-name="P2"><text:span text:style-name="T13"><text:tab/>5a</text:span><text:span text:style-name="T3">2 </text:span><text:span text:style-name="T13">+ 4 = b</text:span><text:span text:style-name="T3">2<text:tab/></text:span>or<text:tab/><text:span text:style-name="T11">5a</text:span><text:span text:style-name="T2">2 </text:span><text:span text:style-name="T11">- 4 = c</text:span><text:span text:style-name="T2">2</text:span></text:p>
      <text:p text:style-name="P2">For some integer b or c.</text:p>
      <text:p text:style-name="P5">- Write a program to test if a number is a Fibonacci number.</text:p>
      <text:p text:style-name="P5">- Home work: prove the fomula.</text:p>
      <text:p text:style-name="P5">- Home work: write a program that given a number tells you if it is a Fibonacci number and if so, which one (without generating all the numbers in the sequence first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/>
    <style:font-face style:name="Verdana" svg:font-family="Verdana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15%" fo:keep-together="always" fo:break-before="auto" fo:break-after="auto" fo:keep-with-next="always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keep-together="always" fo:break-before="auto" fo:break-after="auto" fo:keep-with-next="always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15%" fo:keep-together="always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keep-together="always" fo:break-before="auto" fo:break-after="auto" fo:keep-with-next="always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keep-together="always" fo:break-before="auto" fo:break-after="auto" fo:keep-with-next="always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15%" fo:keep-together="always" fo:break-before="auto" fo:break-after="auto" fo:keep-with-next="always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keep-together="always" fo:break-before="auto" fo:break-after="auto" fo:keep-with-next="always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dc:creator>Pavlos Petoumenos</dc:creator>
    <meta:editing-cycles>4</meta:editing-cycles>
    <dc:date>2016-02-17T11:34:40.115158149</dc:date>
    <meta:editing-duration>PT22M57S</meta:editing-duration>
    <meta:document-statistic meta:table-count="0" meta:image-count="0" meta:object-count="0" meta:page-count="2" meta:paragraph-count="47" meta:word-count="588" meta:character-count="3015" meta:non-whitespace-character-count="2469"/>
  </office:meta>
</office:document-meta>
</file>